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NoSpacing" style:master-page-name="MP0" style:family="paragraph">
      <style:paragraph-properties fo:break-before="page"/>
    </style:style>
    <style:style style:name="T2" style:parent-style-name="DefaultParagraphFont" style:family="text">
      <style:text-properties fo:color="#FF0000"/>
    </style:style>
    <style:style style:name="T3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FF0000"/>
    </style:style>
    <style:style style:name="T5" style:parent-style-name="DefaultParagraphFont" style:family="text">
      <style:text-properties fo:color="#FF0000"/>
    </style:style>
    <style:style style:name="T6" style:parent-style-name="DefaultParagraphFont" style:family="text">
      <style:text-properties fo:color="#FF0000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T9" style:parent-style-name="DefaultParagraphFont" style:family="text">
      <style:text-properties style:font-name="Wingdings" style:font-name-asian="Wingdings" style:font-name-complex="Wingdings"/>
    </style:style>
    <style:style style:name="T10" style:parent-style-name="DefaultParagraphFont" style:family="text">
      <style:text-properties fo:color="#FF0000"/>
    </style:style>
    <style:style style:name="T11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color="#FF0000"/>
    </style:style>
    <style:style style:name="P13" style:parent-style-name="Standard" style:list-style-name="LFO2" style:family="paragraph"/>
    <style:style style:name="P14" style:parent-style-name="Standard" style:list-style-name="LFO2" style:family="paragraph"/>
    <style:style style:name="P15" style:parent-style-name="Standard" style:list-style-name="LFO2" style:family="paragraph"/>
    <style:style style:name="P16" style:parent-style-name="Standard" style:list-style-name="LFO2" style:family="paragraph"/>
    <style:style style:name="P17" style:parent-style-name="Standard" style:list-style-name="LFO2" style:family="paragraph"/>
    <style:style style:name="T18" style:parent-style-name="DefaultParagraphFont" style:family="text">
      <style:text-properties style:font-name="Wingdings" style:font-name-asian="Wingdings" style:font-name-complex="Wingdings"/>
    </style:style>
    <style:style style:name="T19" style:parent-style-name="DefaultParagraphFont" style:family="text">
      <style:text-properties style:font-name="Wingdings" style:font-name-asian="Wingdings" style:font-name-complex="Wingdings"/>
    </style:style>
    <style:style style:name="T20" style:parent-style-name="DefaultParagraphFont" style:family="text">
      <style:text-properties style:font-name="Wingdings" style:font-name-asian="Wingdings" style:font-name-complex="Wingdings"/>
    </style:style>
    <style:style style:name="T21" style:parent-style-name="DefaultParagraphFont" style:family="text">
      <style:text-properties style:font-name="Wingdings" style:font-name-asian="Wingdings" style:font-name-complex="Wingdings"/>
    </style:style>
    <style:style style:name="T22" style:parent-style-name="DefaultParagraphFont" style:family="text">
      <style:text-properties fo:color="#FF0000"/>
    </style:style>
    <style:style style:name="T23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24" style:parent-style-name="DefaultParagraphFont" style:family="text">
      <style:text-properties fo:color="#FF0000"/>
    </style:style>
    <style:style style:name="T25" style:parent-style-name="DefaultParagraphFont" style:family="text">
      <style:text-properties fo:color="#FF0000"/>
    </style:style>
    <style:style style:name="T26" style:parent-style-name="DefaultParagraphFont" style:family="text">
      <style:text-properties style:font-name="Wingdings" style:font-name-asian="Wingdings" style:font-name-complex="Wingdings"/>
    </style:style>
    <style:style style:name="T27" style:parent-style-name="DefaultParagraphFont" style:family="text">
      <style:text-properties style:font-name="Wingdings" style:font-name-asian="Wingdings" style:font-name-complex="Wingdings"/>
    </style:style>
    <style:style style:name="T28" style:parent-style-name="DefaultParagraphFont" style:family="text">
      <style:text-properties style:font-name="Wingdings" style:font-name-asian="Wingdings" style:font-name-complex="Wingdings"/>
    </style:style>
    <style:style style:name="T29" style:parent-style-name="DefaultParagraphFont" style:family="text">
      <style:text-properties style:font-name="Wingdings" style:font-name-asian="Wingdings" style:font-name-complex="Wingdings"/>
    </style:style>
    <style:style style:name="P30" style:parent-style-name="Standard" style:family="paragraph">
      <style:text-properties fo:color="#FF0000"/>
    </style:style>
    <style:style style:name="T31" style:parent-style-name="DefaultParagraphFont" style:family="text">
      <style:text-properties fo:color="#FF0000"/>
    </style:style>
    <style:style style:name="T32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color="#FF0000"/>
    </style:style>
    <style:style style:name="P35" style:parent-style-name="Standard" style:list-style-name="LFO3" style:family="paragraph"/>
    <style:style style:name="T36" style:parent-style-name="DefaultParagraphFont" style:family="text">
      <style:text-properties style:font-name="Wingdings" style:font-name-asian="Wingdings" style:font-name-complex="Wingdings"/>
    </style:style>
    <style:style style:name="T37" style:parent-style-name="DefaultParagraphFont" style:family="text">
      <style:text-properties style:font-name="Wingdings" style:font-name-asian="Wingdings" style:font-name-complex="Wingdings"/>
    </style:style>
    <style:style style:name="T38" style:parent-style-name="DefaultParagraphFont" style:family="text">
      <style:text-properties style:font-name="Wingdings" style:font-name-asian="Wingdings" style:font-name-complex="Wingdings"/>
    </style:style>
    <style:style style:name="T39" style:parent-style-name="DefaultParagraphFont" style:family="text">
      <style:text-properties fo:color="#FF0000"/>
    </style:style>
    <style:style style:name="T40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color="#FF0000"/>
    </style:style>
    <style:style style:name="T42" style:parent-style-name="DefaultParagraphFont" style:family="text">
      <style:text-properties style:font-name="Wingdings" style:font-name-asian="Wingdings" style:font-name-complex="Wingdings"/>
    </style:style>
    <style:style style:name="T43" style:parent-style-name="DefaultParagraphFont" style:family="text">
      <style:text-properties style:font-name="Wingdings" style:font-name-asian="Wingdings" style:font-name-complex="Wingdings"/>
    </style:style>
    <style:style style:name="T44" style:parent-style-name="DefaultParagraphFont" style:family="text">
      <style:text-properties style:font-name="Wingdings" style:font-name-asian="Wingdings" style:font-name-complex="Wingdings"/>
    </style:style>
    <style:style style:name="P45" style:parent-style-name="Standard" style:family="paragraph">
      <style:text-properties fo:color="#FF0000"/>
    </style:style>
    <style:style style:name="P46" style:parent-style-name="Standard" style:family="paragraph">
      <style:text-properties fo:color="#FF0000"/>
    </style:style>
    <style:style style:name="P47" style:parent-style-name="Standard" style:family="paragraph">
      <style:text-properties fo:color="#FF0000"/>
    </style:style>
    <style:style style:name="P48" style:parent-style-name="Standard" style:family="paragraph">
      <style:text-properties fo:color="#FF0000"/>
    </style:style>
    <style:style style:name="P49" style:parent-style-name="Standard" style:family="paragraph">
      <style:text-properties fo:color="#FF0000"/>
    </style:style>
    <style:style style:name="P50" style:parent-style-name="Standard" style:family="paragraph">
      <style:text-properties fo:color="#FF0000"/>
    </style:style>
    <style:style style:name="T51" style:parent-style-name="DefaultParagraphFont" style:family="text">
      <style:text-properties fo:color="#FF0000"/>
    </style:style>
    <style:style style:name="T52" style:parent-style-name="DefaultParagraphFont" style:family="text">
      <style:text-properties fo:color="#FF0000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color="#FF0000"/>
    </style:style>
    <style:style style:name="P54" style:parent-style-name="Standard" style:list-style-name="LFO4" style:family="paragraph"/>
    <style:style style:name="P55" style:parent-style-name="Standard" style:list-style-name="LFO4" style:family="paragraph"/>
    <style:style style:name="T56" style:parent-style-name="DefaultParagraphFont" style:family="text">
      <style:text-properties style:font-name="Wingdings" style:font-name-asian="Wingdings" style:font-name-complex="Wingdings"/>
    </style:style>
    <style:style style:name="T57" style:parent-style-name="DefaultParagraphFont" style:family="text">
      <style:text-properties style:font-name="Wingdings" style:font-name-asian="Wingdings" style:font-name-complex="Wingdings"/>
    </style:style>
    <style:style style:name="T58" style:parent-style-name="DefaultParagraphFon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<text:span text:style-name="T2">Produit(<text:s/></text:span><text:span text:style-name="T3">IdProduit</text:span><text:span text:style-name="T4">, intitulé, prixCourant,<text:s/></text:span><text:span text:style-name="T5">descP</text:span><text:span text:style-name="T6">, URL, NomCat)</text:span></text:p>
      <text:list text:style-name="LFO1" text:continue-numbering="true">
        <text:list-item>
          <text:p text:style-name="P7">NomCat référence Categorie(NomCat dans Categorie)</text:p>
        </text:list-item>
        <text:list-item>
          <text:p text:style-name="P8">prixCourant = prixProposé de<text:s/>la dernière offre si elle existe</text:p>
        </text:list-item>
      </text:list>
      <text:p text:style-name="Standard"/>
      <text:p text:style-name="Standard">1 FN (Valeurs atomiques + aucune valeur pouvant valoir nulle) → 2 FN (Tout dépend de IdProduit, voir tâche A) → 3 FN (Possiblement si on regarde que la table /<text:s/>Impossible à cause de prixCourant qui dépend de prixProposé)<text:s/><text:span text:style-name="T9"></text:span><text:s/>3FNBCK</text:p>
      <text:p text:style-name="Standard"/>
      <text:p text:style-name="Standard">F = { (IdProduit → intitulé, prixCourant,<text:s/>descP, URL, NomCat)}</text:p>
      <text:p text:style-name="Standard"/>
      <text:p text:style-name="Standard"><text:span text:style-name="T10">Offre(</text:span><text:span text:style-name="T11">IdOffre</text:span><text:span text:style-name="T12">, dateOffre, prixPropose, IdProduit, <text:s/>email)</text:span></text:p>
      <text:list text:style-name="LFO2" text:continue-numbering="true">
        <text:list-item>
          <text:p text:style-name="P13">email référence Client(email dans Client)</text:p>
        </text:list-item>
        <text:list-item>
          <text:p text:style-name="P14">IdProduit référence Produit(IdProduit dans Produit)</text:p>
        </text:list-item>
        <text:list-item>
          <text:p text:style-name="P15">email référence Client(email dans Client)</text:p>
        </text:list-item>
        <text:list-item>
          <text:p text:style-name="P16">Vérifier qu’il y ait 5 offres maximum pour un même IdProduit</text:p>
        </text:list-item>
        <text:list-item>
          <text:p text:style-name="P17">Une offre a un prixCourant supérieur au prixCourant d’une autre offre, si elle existe, ayant le même IdProduit et une dateOffre inférieure</text:p>
        </text:list-item>
      </text:list>
      <text:p text:style-name="Standard"/>
      <text:p text:style-name="Standard">1 FN (Valeurs atomiques + aucune valeur pouvant valoir nulle)<text:s/><text:span text:style-name="T18"></text:span>2 FN (tout dépend de IdOffre, voit tâche A)<text:s/><text:span text:style-name="T19"></text:span><text:s/>3FN (Oui)<text:s/><text:span text:style-name="T20"></text:span><text:s/>3FNBCK</text:p>
      <text:p text:style-name="Standard"/>
      <text:p text:style-name="Standard">F = { (IdOffre<text:s/><text:span text:style-name="T21"></text:span><text:s/>dateOffre, prixPropose, IdProduit, <text:s/>email)}</text:p>
      <text:p text:style-name="Standard"/>
      <text:p text:style-name="Standard"/>
      <text:p text:style-name="Standard"><text:span text:style-name="T22">Client(</text:span><text:span text:style-name="T23">email</text:span><text:span text:style-name="T24">, mdp, nom, prenom, dateNaissance,<text:s/></text:span><text:span text:style-name="T25">addrPostale)</text:span></text:p>
      <text:p text:style-name="Standard">1 FN (Valeurs atomiques + aucune valeur pouvant valoir nulle)<text:s/><text:span text:style-name="T26"></text:span>2 FN (tout dépend de email, voit tâche A)<text:s/><text:span text:style-name="T27"></text:span><text:s/>3FN (Oui)<text:s/><text:span text:style-name="T28"></text:span><text:s/>3FNBCK</text:p>
      <text:p text:style-name="Standard"/>
      <text:p text:style-name="Standard">F={ (email<text:s/><text:span text:style-name="T29"></text:span><text:s/>mdp, nom, prenom, dateNaissance, addrPostale )}<text:s/></text:p>
      <text:p text:style-name="P30"/>
      <text:p text:style-name="Standard"><text:span text:style-name="T31">Caracteristiques(</text:span><text:span text:style-name="T32">IdProduit, nomCara</text:span><text:span text:style-name="T33">,</text:span><text:span text:style-name="T34"><text:s/>valeur)</text:span></text:p>
      <text:list text:style-name="LFO3" text:continue-numbering="true">
        <text:list-item>
          <text:p text:style-name="P35">IdProduit référence Produit(IdProduit dans Produit)</text:p>
        </text:list-item>
      </text:list>
      <text:p text:style-name="Standard"/>
      <text:p text:style-name="Standard">1 FN (Valeurs atomiques + aucune valeur pouvant valoir nulle)<text:s/><text:span text:style-name="T36"></text:span>2 FN (tout dépend de (IdProduit, nomCara), voit tâche A)<text:s/><text:span text:style-name="T37"></text:span><text:s/>3FN (Oui)</text:p>
      <text:p text:style-name="Standard"/>
      <text:p text:style-name="Standard">F={ (IdProduit, nomCara<text:span text:style-name="T38"></text:span><text:s/>valeur )}<text:s/></text:p>
      <text:p text:style-name="Standard"/>
      <text:p text:style-name="Standard"><text:span text:style-name="T39">Categorie(</text:span><text:span text:style-name="T40">NomCat</text:span><text:span text:style-name="T41">)</text:span></text:p>
      <text:p text:style-name="Standard">1 FN (Valeurs atomiques + aucune valeur pouvant valoir nulle)<text:s/><text:span text:style-name="T42"></text:span>2 FN (il n’y a que le clé primaire)<text:s/><text:span text:style-name="T43"></text:span><text:s/>3FN (Oui)<text:s/><text:span text:style-name="T44"></text:span><text:s/>3FNBCK</text:p>
      <text:p text:style-name="P45"/>
      <text:p text:style-name="P46"/>
      <text:p text:style-name="P47"/>
      <text:p text:style-name="P48"/>
      <text:p text:style-name="P49"/>
      <text:p text:style-name="P50"/>
      <text:p text:style-name="Standard"/>
      <text:soft-page-break/>
      <text:p text:style-name="Standard"><text:span text:style-name="T51">FilleDe(</text:span><text:span text:style-name="T52">NomCat</text:span><text:span text:style-name="T53">, NomCatMere)</text:span></text:p>
      <text:list text:style-name="LFO4" text:continue-numbering="true">
        <text:list-item>
          <text:p text:style-name="P54">NomCat référence Categorie(NomCat dans Categorie)</text:p>
        </text:list-item>
        <text:list-item>
          <text:p text:style-name="P55">NomCatMere référence Categorie(NomCat dans Categorie)</text:p>
        </text:list-item>
      </text:list>
      <text:p text:style-name="Standard">1 FN (Valeurs atomiques + aucune valeur pouvant valoir nulle)<text:s/><text:span text:style-name="T56"></text:span>2 FN (NomCatMere dépend de NomCat)<text:s/><text:span text:style-name="T57"></text:span><text:s/>3 FN<text:s/>(oui)<text:s/><text:span text:style-name="T58"></text:span><text:s/>3FNBCK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ssan Obeid</dc:creator>
    <meta:creation-date>2021-04-06T16:18:00Z</meta:creation-date>
    <dc:date>2021-04-09T09:56:00Z</dc:date>
    <meta:template xlink:href="Normal.dotm" xlink:type="simple"/>
    <meta:editing-cycles>94</meta:editing-cycles>
    <meta:editing-duration>PT7500S</meta:editing-duration>
    <meta:document-statistic meta:page-count="2" meta:paragraph-count="3" meta:word-count="294" meta:character-count="1971" meta:row-count="14" meta:non-whitespace-character-count="1680"/>
  </office:meta>
</office:document-meta>
</file>